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ГОСТ_20_заголовок_20_центр">
      <style:paragraph-properties fo:break-before="page"/>
    </style:style>
    <style:style style:name="P3" style:family="paragraph" style:parent-style-name="ГОСТ_20_абзац">
      <style:text-properties fo:background-color="#ffff00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ГОСТ_20_текст" style:list-style-name="L1"/>
    <style:style style:name="P7" style:family="paragraph" style:parent-style-name="ГОСТ_20_текст" style:list-style-name="L2"/>
    <style:style style:name="P8" style:family="paragraph" style:parent-style-name="ГОСТ_20_заголовок_20_X">
      <style:paragraph-properties fo:margin-left="0cm" fo:margin-right="0cm" fo:text-indent="1.464cm" style:auto-text-indent="false" fo:break-before="page"/>
    </style:style>
    <style:style style:name="P9" style:family="paragraph" style:parent-style-name="ГОСТ_20_заголовок_20_X">
      <style:paragraph-properties fo:break-before="page"/>
    </style:style>
    <style:style style:name="P10" style:family="paragraph" style:parent-style-name="ГОСТ_20_заголовок_20_X.X">
      <style:paragraph-properties fo:break-before="page"/>
    </style:style>
    <style:style style:name="P11" style:family="paragraph" style:parent-style-name="ГОСТ_20_заголовок_20_X.X" style:list-style-name="L1">
      <style:paragraph-properties fo:break-before="page"/>
    </style:style>
    <style:style style:name="P12" style:family="paragraph" style:parent-style-name="ГОСТ_20_заголовок_20_X.X.X">
      <style:paragraph-properties fo:break-before="page"/>
    </style:style>
    <style:style style:name="P13" style:family="paragraph" style:parent-style-name="ГОСТ_20_содержание">
      <style:paragraph-properties>
        <style:tab-stops>
          <style:tab-stop style:position="15.917cm" style:type="right" style:leader-style="dotted" style:leader-text="."/>
        </style:tab-stops>
      </style:paragraph-properties>
    </style:style>
    <style:style style:name="P14" style:family="paragraph" style:parent-style-name="ГОСТ_20_абзац" style:master-page-name="Index">
      <style:paragraph-properties style:page-number="auto" fo:break-before="page"/>
      <style:text-properties fo:font-weight="bold" style:font-weight-asian="bold" style:font-weight-complex="bold"/>
    </style:style>
    <style:style style:name="P15" style:family="paragraph" style:parent-style-name="ГОСТ_20_абзац" style:list-style-name="L2"/>
    <style:style style:name="P16" style:family="paragraph" style:parent-style-name="ГОСТ_20_абзац" style:list-style-name="L3"/>
    <style:style style:name="P17" style:family="paragraph" style:parent-style-name="ГОСТ_20_титульный_20_заголовок" style:master-page-name="First_20_Page">
      <style:paragraph-properties style:page-number="auto"/>
    </style:style>
    <style:style style:name="P18" style:family="paragraph" style:parent-style-name="ГОСТ_20_структурный_20_элемент">
      <style:paragraph-properties fo:break-before="page"/>
    </style:style>
    <style:style style:name="P19" style:family="paragraph" style:parent-style-name="ГОСТ_20_структурный_20_элемент" style:master-page-name="Standard">
      <style:paragraph-properties style:page-number="1" fo:break-before="page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етодика построения систем с масштабируемой предметной областью</text:p>
      <text:p text:style-name="ГОСТ_20_абзац"/>
      <text:p text:style-name="ГОСТ_20_текст_20_центр">2011 г.</text:p>
      <text:p text:style-name="P14">Буфер</text:p>
      <text:p text:style-name="ГОСТ_20_абзац">Полезные инструменты</text:p>
      <text:p text:style-name="ГОСТ_20_абзац"/>
      <text:p text:style-name="ГОСТ_20_абзац">Eclipse SDE (Visual Paradigm</text:p>
      <text:p text:style-name="ГОСТ_20_абзац">Eclipse BMPN моделирование www.ibm.com/developerworks/ru/edu/os-eclipse-stpatlode/section4.html</text:p>
      <text:h text:style-name="P18" text:outline-level="1">Список исполнителей</text:h>
      <text:h text:style-name="P18" text:outline-level="1">Реферат</text:h>
      <text:p text:style-name="ГОСТ_20_абзац">Дипломный проект состоит из <text:span text:style-name="T1">208</text:span><text:span text:style-name="T2"> страниц печатного текста пояснительной записки, содержит </text:span><text:span text:style-name="T1">22</text:span><text:span text:style-name="T2"> рисунка, </text:span><text:span text:style-name="T1">41</text:span><text:span text:style-name="T2"> таблицу, </text:span><text:span text:style-name="T1">49 источников, 3 приложения. Графическая часть проекта представлена на 7 листах <text:s/>формата А1.</text:span></text:p>
      <text:p text:style-name="ГОСТ_20_абзац"/>
      <text:p text:style-name="P3">Ключевые слова проекта: ЭКСПЕРТИЗА, КАЧЕСТВО, ТЕХНОЛОГИЧЕСКИЙ ПРОЦЕСС, НОМЕНКЛАТУРА, БАЗОВЫЕ ПОКАЗАТЕЛИ, МАТЕРИАЛЫ; ОБОРУДОВАНИЕ; УСЛОВНОЕ ИЗДЕЛИЕ; СХЕМА РАЗДЕЛЕНИЯ ТРУДА, МОДЕЛЬ.</text:p>
      <text:p text:style-name="P3"/>
      <text:p text:style-name="P3">Целью проекта является проведение экспертизы и диагностики технологических процессов по изготовлению верхней одежды и проектирование технологического процесса по изготовлению женского жакета в ателье 1 разряда.</text:p>
      <text:p text:style-name="P3">Эффективность проведенных мероприятий определяется по технико-экономическим показателям процесса (таким, как рентабельность, годовой экономический эффект, экономическая эффективность), которые рассчитаны в разделе «Организационно-экономическая часть».</text:p>
      <text:p text:style-name="P3">В разделе «Безопасность жизнедеятельности» приведены основные мероприятия по охране труда работающих.</text:p>
      <text:table-of-content text:style-name="Sect1" text:protected="true" text:name="Оглавление1">
        <text:table-of-content-source text:outline-level="10" text:use-index-source-styles="true">
          <text:index-title-template text:style-name="ГОСТ_20_структурный_20_элемент">Содержание</text:index-title-template>
          <text:table-of-content-entry-template text:outline-level="1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ГОСТ_20_заголовок_20_слева"/>
            <text:index-source-style text:style-name="ГОСТ_20_заголовок_20_центр"/>
          </text:index-source-styles>
        </text:table-of-content-source>
        <text:index-body>
          <text:index-title text:style-name="Sect3" text:name="Оглавление1_Head">
            <text:h text:style-name="P19" text:outline-level="1">Содержание</text:h>
          </text:index-title>
          <text:p text:style-name="P13">Список исполнителей<text:tab/>3</text:p>
          <text:p text:style-name="P13">Реферат<text:tab/>4</text:p>
          <text:p text:style-name="P13">Введение<text:tab/>2</text:p>
          <text:p text:style-name="P13">1 Начало<text:tab/>3</text:p>
          <text:p text:style-name="P13">1.1 Цели<text:tab/>3</text:p>
          <text:p text:style-name="P13">1.2 Проблемы<text:tab/>4</text:p>
          <text:p text:style-name="P13">1.2 Заинтересованные лица (участники и интересы)<text:tab/>5</text:p>
          <text:p text:style-name="P13">1.3 Термины<text:tab/>6</text:p>
          <text:p text:style-name="P13">2 Описание предметной области<text:tab/>7</text:p>
          <text:p text:style-name="P13">2.1 Словарь предметной области<text:tab/>7</text:p>
          <text:p text:style-name="P13">2.2 Краткое описание<text:tab/>8</text:p>
          <text:p text:style-name="P13">2.2.1 Бизнес объекты<text:tab/>9</text:p>
          <text:p text:style-name="P13">3 Требования<text:tab/>10</text:p>
          <text:p text:style-name="P13">3.1 Требования функциональные<text:tab/>10</text:p>
          <text:p text:style-name="P13">3.2 Требования не функциональные<text:tab/>11</text:p>
          <text:p text:style-name="P13">3.2.1 Требования эмоциональные <text:tab/>11</text:p>
          <text:p text:style-name="P13">3.3 Требования системные <text:tab/>12</text:p>
          <text:p text:style-name="P13">3.4 Требования безопасности<text:tab/>13</text:p>
          <text:p text:style-name="P13">3.5 Требования надёжности<text:tab/>14</text:p>
          <text:p text:style-name="P13">3.6 Функциональные антитребования.<text:tab/>15</text:p>
          <text:p text:style-name="P13">4 Системная модель<text:tab/>16</text:p>
          <text:p text:style-name="P13">4.1 Варианты использования<text:tab/>16</text:p>
          <text:p text:style-name="P13">4.1.1 Участники<text:tab/>16</text:p>
          <text:p text:style-name="P13">4.1.2 Системные варианты использования<text:tab/>17</text:p>
          <text:p text:style-name="P13">5 Используемая технология<text:tab/>18</text:p>
          <text:p text:style-name="P13">6 Процесс<text:tab/>19</text:p>
          <text:p text:style-name="P13">7 Людские резервы, правовые, политические, организационные вопросы<text:tab/>20</text:p>
          <text:p text:style-name="P13">Заключение<text:tab/>21</text:p>
          <text:p text:style-name="P13">Список использованных источников<text:tab/>22</text:p>
          <text:p text:style-name="P13">Приложения<text:tab/>23</text:p>
        </text:index-body>
      </text:table-of-content>
      <text:p text:style-name="ГОСТ_20_текст"/>
      <text:section text:style-name="Sect2" text:name="Раздел1">
        <text:h text:style-name="P18" text:outline-level="1">Введение</text:h>
        <text:h text:style-name="P8" text:outline-level="2">Начало</text:h>
        <text:h text:style-name="ГОСТ_20_заголовок_20_X.X" text:outline-level="3">Цели</text:h>
        <text:p text:style-name="ГОСТ_20_текст">Цель - создание ИС. Область действия http.</text:p>
        <text:list xml:id="list10574450182" text:style-name="L1">
          <text:list-item>
            <text:list>
              <text:list-item>
                <text:h text:style-name="P11" text:outline-level="3">Проблемы</text:h>
                <text:p text:style-name="P6">Проблемы и их решения.</text:p>
              </text:list-item>
            </text:list>
          </text:list-item>
        </text:list>
        <text:p text:style-name="ГОСТ_20_текст">1. Слишком сложный интерфейс для управления скинами</text:p>
        <text:p text:style-name="ГОСТ_20_текст">Проблема будет решена за счет:</text:p>
        <text:p text:style-name="ГОСТ_20_текст">Сведение к минимуму интерфейсных рычагов</text:p>
        <text:h text:style-name="ГОСТ_20_заголовок_20_X.X" text:outline-level="3" text:is-list-header="true"/>
        <text:h text:style-name="P10" text:outline-level="3">Заинтересованные лица (участники и интересы)</text:h>
        <text:p text:style-name="ГОСТ_20_текст">Участники:</text:p>
        <text:p text:style-name="ГОСТ_20_текст">Пользователь</text:p>
        <text:p text:style-name="ГОСТ_20_текст"/>
        <text:p text:style-name="ГОСТ_20_текст">Цели</text:p>
        <text:p text:style-name="ГОСТ_20_текст">Пользователь стремится:</text:p>
        <text:p text:style-name="ГОСТ_20_текст"/>
        <text:p text:style-name="ГОСТ_20_текст">Общие интересы:</text:p>
        <text:p text:style-name="ГОСТ_20_текст"/>
        <text:p text:style-name="ГОСТ_20_текст">Получить различную информацию о различных событиях</text:p>
        <text:p text:style-name="ГОСТ_20_текст">Получить доступ к разным файлам</text:p>
        <text:p text:style-name="ГОСТ_20_текст">Получить доступ для загрузки файлов</text:p>
        <text:p text:style-name="ГОСТ_20_текст">Поиграть в игры</text:p>
        <text:p text:style-name="ГОСТ_20_текст"/>
        <text:h text:style-name="P10" text:outline-level="3">Термины</text:h>
        <text:p text:style-name="ГОСТ_20_текст"/>
        <text:h text:style-name="P9" text:outline-level="2">Описание предметной области</text:h>
        <text:h text:style-name="ГОСТ_20_заголовок_20_X.X" text:outline-level="3">Словарь предметной области</text:h>
        <text:h text:style-name="P10" text:outline-level="3">Краткое описание</text:h>
        <text:p text:style-name="ГОСТ_20_абзац">Методика построения ИС с масштабируемой предметной областью предпологает построение модульной БД в которой таблицы привязанные к конкретному языку и цифровые таблицы разделены логически</text:p>
        <text:h text:style-name="P12" text:outline-level="4">Бизнес объекты</text:h>
        <text:p text:style-name="Standard"/>
        <text:p text:style-name="ГОСТ_20_рисунок">Рисунок Диаграмма бизнес-объектов</text:p>
        <text:h text:style-name="P9" text:outline-level="2">Требования</text:h>
        <text:h text:style-name="ГОСТ_20_заголовок_20_X.X" text:outline-level="3">Требования функциональные</text:h>
        <text:p text:style-name="Standard"/>
        <text:h text:style-name="P10" text:outline-level="3">Требования не функциональные</text:h>
        <text:h text:style-name="ГОСТ_20_заголовок_20_X.X.X" text:outline-level="4">Требования эмоциональные </text:h>
        <text:list xml:id="list19027302281" text:style-name="L2">
          <text:list-item>
            <text:list>
              <text:list-header>
                <text:p text:style-name="P4"/>
              </text:list-header>
            </text:list>
          </text:list-item>
        </text:list>
        <text:h text:style-name="P10" text:outline-level="3">Требования системные </text:h>
        <text:h text:style-name="P10" text:outline-level="3">Требования безопасности</text:h>
        <text:list xml:id="list454196183" text:continue-numbering="true" text:style-name="L2">
          <text:list-item>
            <text:list>
              <text:list-header>
                <text:p text:style-name="P15">Защита от DOS-атак</text:p>
              </text:list-header>
            </text:list>
          </text:list-item>
        </text:list>
        <text:h text:style-name="P10" text:outline-level="3">Требования надёжности</text:h>
        <text:h text:style-name="P10" text:outline-level="3">Функциональные антитребования.</text:h>
        <text:p text:style-name="ГОСТ_20_текст"/>
        <text:h text:style-name="P9" text:outline-level="2">Системная модель</text:h>
        <text:h text:style-name="ГОСТ_20_заголовок_20_X.X" text:outline-level="3">Варианты использования</text:h>
        <text:h text:style-name="ГОСТ_20_заголовок_20_X.X.X" text:outline-level="4">Участники</text:h>
        <text:list xml:id="list150416324" text:continue-numbering="true" text:style-name="L2">
          <text:list-item>
            <text:list>
              <text:list-header>
                <text:p text:style-name="P7"/>
              </text:list-header>
            </text:list>
          </text:list-item>
        </text:list>
        <text:h text:style-name="P12" text:outline-level="4">Системные варианты использования</text:h>
        <text:list xml:id="list1700931590" text:continue-numbering="true" text:style-name="L2">
          <text:list-item>
            <text:list>
              <text:list-header>
                <text:p text:style-name="P15">Спецификации Use Case.</text:p>
              </text:list-header>
            </text:list>
          </text:list-item>
        </text:list>
        <text:p text:style-name="ГОСТ_20_абзац"><text:bookmark-start text:name="__DdeLink__2_1909540468"/>ВИ 1.1.1 Выполнить SQL запрос</text:p>
        <text:p text:style-name="ГОСТ_20_абзац">Уровень:</text:p>
        <text:p text:style-name="ГОСТ_20_абзац"/>
        <text:p text:style-name="ГОСТ_20_абзац">Тип:</text:p>
        <text:p text:style-name="ГОСТ_20_абзац"><text:tab/>base</text:p>
        <text:p text:style-name="ГОСТ_20_абзац">Краткое описание:</text:p>
        <text:p text:style-name="ГОСТ_20_абзац"><text:tab/>Администратор может выполнить любой MySQL запрос в БД</text:p>
        <text:p text:style-name="ГОСТ_20_абзац">Основное действующее лицо:</text:p>
        <text:p text:style-name="ГОСТ_20_абзац"><text:tab/>Администратор</text:p>
        <text:p text:style-name="ГОСТ_20_абзац">Второстепенные действующие лица:</text:p>
        <text:p text:style-name="ГОСТ_20_абзац"/>
        <text:p text:style-name="ГОСТ_20_абзац">Предусловия:</text:p>
        <text:p text:style-name="ГОСТ_20_абзац"><text:tab/>1. Администратор вошел в систему</text:p>
        <text:p text:style-name="ГОСТ_20_абзац"><text:tab/>2. Администратор вошел в раздел управления БД</text:p>
        <text:p text:style-name="ГОСТ_20_абзац">Основной поток:</text:p>
        <text:p text:style-name="ГОСТ_20_абзац"><text:tab/>1. Администратор вводит SQL запрос и отправляет запрос на выполнение скрипта</text:p>
        <text:p text:style-name="ГОСТ_20_абзац"><text:tab/>2. Система выполняет запрос и показывает результат выполнения</text:p>
        <text:p text:style-name="ГОСТ_20_абзац">Постусловия:</text:p>
        <text:p text:style-name="ГОСТ_20_абзац"><text:tab/>SQL запрос выполнен</text:p>
        <text:p text:style-name="ГОСТ_20_абзац">Альтернативные потоки:</text:p>
        <text:p text:style-name="ГОСТ_20_абзац"><text:tab/>Нет.<text:bookmark-end text:name="__DdeLink__2_1909540468"/></text:p>
        <text:p text:style-name="ГОСТ_20_абзац"><text:tab/></text:p>
        <text:p text:style-name="ГОСТ_20_абзац"><text:tab/></text:p>
        <text:p text:style-name="Standard"/>
        <text:h text:style-name="P9" text:outline-level="2">Используемая технология</text:h>
        <text:p text:style-name="ГОСТ_20_абзац">Универсальная платформа для создания новых сайтов</text:p>
        <text:p text:style-name="ГОСТ_20_абзац">Аппаратное обеспечение.</text:p>
        <text:p text:style-name="ГОСТ_20_абзац">1. Компьютер (AMD/Pentium IV с частотой процессора не менее 2,6 ГГц, оперативная память 512Мб, жесткий диск 120 Гбайт);</text:p>
        <text:p text:style-name="ГОСТ_20_абзац">2. Устройство сканирования штрих-кода;(нужно ли?)</text:p>
        <text:p text:style-name="ГОСТ_20_абзац">3. Сетевой адаптер;</text:p>
        <text:p text:style-name="ГОСТ_20_абзац">4. Принтер.</text:p>
        <text:p text:style-name="ГОСТ_20_абзац">5. Потребляемая энергия для системы не более 300 Вт</text:p>
        <text:p text:style-name="ГОСТ_20_абзац">Программное обеспечение.</text:p>
        <text:p text:style-name="ГОСТ_20_абзац">Операционная система Gentoo Linux</text:p>
        <text:p text:style-name="ГОСТ_20_абзац">Apache 2</text:p>
        <text:p text:style-name="ГОСТ_20_абзац">PHP(с использованием ООП) 5</text:p>
        <text:p text:style-name="ГОСТ_20_абзац"><text:tab/>возможно подключение моделей PHPBB и PHP MY Admin</text:p>
        <text:p text:style-name="ГОСТ_20_абзац">MySQL 5</text:p>
        <text:p text:style-name="ГОСТ_20_абзац"/>
        <text:h text:style-name="P9" text:outline-level="2">Процесс</text:h>
        <text:list xml:id="list1176412066" text:style-name="L3">
          <text:list-item>
            <text:list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text:list-item>
        </text:list>
        <text:h text:style-name="P9" text:outline-level="2">Людские резервы, правовые, политические, организационные вопросы</text:h>
        <text:list xml:id="list660710051" text:continue-numbering="true" text:style-name="L3">
          <text:list-item>
            <text:list>
              <text:list-item>
                <text:list>
                  <text:list-header>
                    <text:p text:style-name="P16">Система должна оказывать обучающее влияние</text:p>
                  </text:list-header>
                </text:list>
              </text:list-item>
            </text:list>
          </text:list-item>
        </text:list>
        <text:p text:style-name="ГОСТ_20_текст"><text:tab/></text:p>
        <text:p text:style-name="P2">Заключение</text:p>
        <text:p text:style-name="P2">Список использованных источников</text:p>
        <text:p text:style-name="P2">Приложения</text:p>
        <text:p text:style-name="ГОСТ_20_абзац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, 'Arial Unicode MS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style:use-window-font-color="true" style:font-name="Times New Roman" fo:font-size="12pt" fo:language="ru" fo:country="RU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 Light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align="center" style:justify-single-word="false" fo:text-indent="0cm" style:auto-text-indent="false" text:number-lines="false" text:line-number="0"/>
      <style:text-properties style:font-name="URW Palladio L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4.649cm" style:type="right" style:leader-style="dotted" style:leader-text="."/>
        </style:tab-stops>
      </style:paragraph-properties>
      <style:text-properties style:font-name="URW Palladio L" fo:font-size="16pt" style:font-size-asian="16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4.15cm" style:type="right" style:leader-style="dotted" style:leader-text="."/>
        </style:tab-stops>
      </style:paragraph-properties>
      <style:text-properties style:font-name="URW Palladio L" fo:font-size="14pt" fo:font-style="italic" fo:font-weight="bold" style:font-size-asian="14pt" style:font-style-asian="italic" style:font-weight-asian="bold"/>
    </style:style>
    <style:style style:name="ГОСТ_20_текст" style:display-name="ГОСТ текст" style:family="paragraph" style:parent-style-name="ГОСТ">
      <style:paragraph-properties fo:margin="100%" fo:margin-left="0cm" fo:margin-right="0cm" fo:line-height="150%" fo:text-align="justify" style:justify-single-word="false" fo:text-indent="1.499cm" style:auto-text-indent="false" fo:background-color="transparent">
        <style:background-image/>
      </style:paragraph-properties>
      <style:text-properties style:font-name="Arial1" fo:language="ru" fo:country="RU" style:font-name-asian="Arial1"/>
    </style:style>
    <style:style style:name="Index_20_1" style:display-name="Index 1" style:family="paragraph" style:parent-style-name="Index" style:class="index">
      <style:paragraph-properties fo:margin="100%" fo:margin-left="0cm" fo:margin-right="0cm" fo:text-indent="0cm" style:auto-text-indent="false"/>
    </style:style>
    <style:style style:name="ГОСТ_20_исходник" style:display-name="ГОСТ исходник" style:family="paragraph" style:parent-style-name="ГОСТ_20_текст" style:next-style-name="ГОСТ_20_текст">
      <style:paragraph-properties fo:margin-top="0cm" fo:margin-bottom="0cm" style:line-height-at-least="0.176cm" fo:text-align="start" style:justify-single-word="false" fo:background-color="transparent">
        <style:background-image/>
      </style:paragraph-properties>
      <style:text-properties style:font-name="Arial1" fo:font-size="10pt" style:font-size-asian="10pt"/>
    </style:style>
    <style:style style:name="ГОСТ_20_заголовок_20_X" style:display-name="ГОСТ заголовок X" style:family="paragraph" style:parent-style-name="ГОСТ_20_заголовок" style:next-style-name="ГОСТ_20_текст" style:default-outline-level="2">
      <style:paragraph-properties fo:margin-top="0cm" fo:margin-bottom="0cm" fo:line-height="150%" fo:text-align="justify" style:justify-single-word="false" fo:background-color="transparent">
        <style:background-image/>
      </style:paragraph-properties>
      <style:text-properties fo:font-size="12pt" fo:font-weight="bold" style:font-size-asian="12pt" style:font-weight-asian="bold"/>
    </style:style>
    <style:style style:name="ГОСТ_20_заголовок_20_X.X" style:display-name="ГОСТ заголовок X.X" style:family="paragraph" style:parent-style-name="ГОСТ_20_заголовок" style:default-outline-level="3"/>
    <style:style style:name="ГОСТ_20_заголовок_20_X.X.X" style:display-name="ГОСТ заголовок X.X.X" style:family="paragraph" style:parent-style-name="ГОСТ_20_заголовок" style:next-style-name="ГОСТ_20_заголовок_20_X.X.X.X" style:default-outline-level="4" style:master-page-name="">
      <style:paragraph-properties style:page-number="auto"/>
      <style:text-properties fo:font-weight="bold" style:font-weight-asian="normal"/>
    </style:style>
    <style:style style:name="ГОСТ_20_заголовок_20_X.X.X.X" style:display-name="ГОСТ заголовок X.X.X.X" style:family="paragraph" style:parent-style-name="ГОСТ_20_заголовок" style:default-outline-level="5"/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ГОСТ_20_Таблица_20_данные" style:display-name="ГОСТ Таблица данные" style:family="paragraph" style:parent-style-name="ГОСТ_20_текст">
      <style:paragraph-properties fo:margin="100%" fo:margin-left="0cm" fo:margin-right="0cm" fo:text-indent="0cm" style:auto-text-indent="false"/>
      <style:text-properties fo:font-size="10pt" style:font-size-asian="10pt"/>
    </style:style>
    <style:style style:name="ГОСТ_20_Таблица_20_название_20_полей" style:display-name="ГОСТ Таблица название полей" style:family="paragraph" style:parent-style-name="ГОСТ_20_текст">
      <style:paragraph-properties fo:text-align="center" style:justify-single-word="false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6.4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96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5.46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9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4.47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97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3.47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967cm" style:type="right" style:leader-style="dotted" style:leader-text="."/>
        </style:tab-stops>
      </style:paragraph-properties>
    </style:style>
    <style:style style:name="ГОСТ_20_содержание" style:display-name="ГОСТ содержание" style:family="paragraph" style:parent-style-name="ГОСТ_20_текст">
      <style:paragraph-properties fo:margin="100%" fo:margin-left="0cm" fo:margin-right="0cm" fo:text-indent="0cm" style:auto-text-indent="false" fo:background-color="transparent">
        <style:background-image/>
      </style:paragraph-properties>
    </style:style>
    <style:style style:name="ГОСТ_20_заголовок_20_центр" style:display-name="ГОСТ заголовок центр" style:family="paragraph" style:parent-style-name="ГОСТ_20_заголовок">
      <style:paragraph-properties fo:margin="100%" fo:margin-left="0cm" fo:margin-right="0cm" fo:text-align="center" style:justify-single-word="false" fo:text-indent="0cm" style:auto-text-indent="false"/>
    </style:style>
    <style:style style:name="ГОСТ_20_рисунок" style:display-name="ГОСТ рисунок" style:family="paragraph" style:parent-style-name="ГОСТ_20_Таблица_20_название_20_полей">
      <style:paragraph-properties fo:background-color="transparent">
        <style:background-image/>
      </style:paragraph-properties>
      <style:text-properties fo:font-size="12pt" style:font-size-asian="12pt"/>
    </style:style>
    <style:style style:name="ГОСТ_20_абзац" style:display-name="ГОСТ абзац" style:family="paragraph" style:parent-style-name="ГОСТ_20_текст" style:master-page-name="">
      <style:paragraph-properties style:page-number="auto" style:shadow="none"/>
    </style:style>
    <style:style style:name="ГОСТ" style:family="paragraph" style:master-page-name="">
      <style:paragraph-properties fo:margin="100%" fo:margin-left="0cm" fo:margin-right="0cm" fo:line-height="150%" fo:text-align="justify" style:justify-single-word="false" fo:text-indent="1.499cm" style:auto-text-indent="false" style:page-number="auto" style:shadow="none">
        <style:tab-stops/>
      </style:paragraph-properties>
      <style:text-properties style:font-name="Arial"/>
    </style:style>
    <style:style style:name="ГОСТ_20_заголовок" style:display-name="ГОСТ заголовок" style:family="paragraph" style:parent-style-name="ГОСТ" style:master-page-name="">
      <style:paragraph-properties style:page-number="auto"/>
      <style:text-properties fo:font-weight="bold"/>
    </style:style>
    <style:style style:name="ГОСТ_20_заголовок_20_слева" style:display-name="ГОСТ заголовок слева" style:family="paragraph" style:parent-style-name="ГОСТ_20_заголовок"/>
    <style:style style:name="ГОСТ_20_титульный_20_заголовок" style:display-name="ГОСТ титульный заголовок" style:family="paragraph" style:parent-style-name="ГОСТ" style:next-style-name="ГОСТ_20_абзац">
      <style:paragraph-properties fo:margin="100%" fo:margin-left="0cm" fo:margin-right="0cm" fo:text-align="center" style:justify-single-word="false" fo:text-indent="0cm" style:auto-text-indent="false"/>
      <style:text-properties fo:font-size="16pt" fo:font-style="italic"/>
    </style:style>
    <style:style style:name="ГОСТ_20_текст_20_центр" style:display-name="ГОСТ текст центр" style:family="paragraph" style:parent-style-name="ГОСТ_20_текст">
      <style:paragraph-properties fo:margin="100%" fo:margin-left="0cm" fo:margin-right="0cm" fo:text-align="center" style:justify-single-word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ГОСТ_20_варианты_20_использования" style:display-name="ГОСТ варианты использования" style:family="paragraph" style:parent-style-name="ГОСТ_20_текст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20_структурный_20_элемент" style:display-name="ГОСТ структурный элемент" style:family="paragraph" style:parent-style-name="ГОСТ_20_заголовок" style:next-style-name="ГОСТ_20_абзац" style:default-outline-level="1">
      <style:paragraph-properties fo:margin="100%" fo:margin-left="0cm" fo:margin-right="0cm" fo:text-align="center" style:justify-single-word="false" fo:text-indent="0cm" style:auto-text-indent="fals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text">
      <style:text-properties fo:font-variant="normal" fo:text-transform="none"/>
    </style:style>
    <style:style style:name="Безымянный2" style:family="text" style:parent-style-name="Безымянный1">
      <style:text-properties fo:font-variant="normal" fo:text-transform="none" style:font-name="Times New Roman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5" style:num-format="1" text:display-levels="4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115cm" fo:margin-left="3.08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lan K</meta:initial-creator>
    <meta:creation-date>2011-03-27T16:25:10</meta:creation-date>
    <meta:editing-duration>P24DT9H35M9S</meta:editing-duration>
    <dc:date>2012-11-04T21:58:04</dc:date>
    <meta:generator>LibreOffice/3.5$Linux_X86_64 LibreOffice_project/350m1$Build-2</meta:generator>
    <meta:editing-cycles>28</meta:editing-cycles>
    <meta:document-statistic meta:table-count="0" meta:image-count="0" meta:object-count="0" meta:page-count="27" meta:paragraph-count="127" meta:word-count="550" meta:character-count="4243" meta:non-whitespace-character-count="3823"/>
  </office:meta>
</office:document-meta>
</file>